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97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979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3981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cc80b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lue-point draw:id="4" svg:x="6.247cm" svg:y="0cm"/>
          <draw:glue-point draw:id="5" svg:x="3.734cm" svg:y="2.495cm"/>
          <draw:glue-point draw:id="6" svg:x="0cm" svg:y="6.247cm"/>
          <draw:glue-point draw:id="7" svg:x="3.734cm" svg:y="10cm"/>
          <draw:glue-point draw:id="8" svg:x="7.486cm" svg:y="6.247cm"/>
          <draw:glue-point draw:id="9" svg:x="10cm" svg:y="3.734cm"/>
          <draw:polygon draw:style-name="gr1" draw:text-style-name="P1" draw:layer="layout" svg:width="0.996cm" svg:height="0.996cm" svg:x="10.393cm" svg:y="14.593cm" svg:viewBox="0 0 997 997" draw:points="0,997 0,249 249,0 997,0 997,746 746,997">
            <text:p/>
          </draw:polygon>
          <draw:polygon draw:style-name="gr2" draw:text-style-name="P1" draw:layer="layout" svg:width="0.996cm" svg:height="0.248cm" svg:x="10.393cm" svg:y="14.593cm" svg:viewBox="0 0 997 249" draw:points="0,249 249,0 997,0 746,249">
            <text:p/>
          </draw:polygon>
          <draw:polygon draw:style-name="gr3" draw:text-style-name="P1" draw:layer="layout" svg:width="0.249cm" svg:height="0.996cm" svg:x="11.139cm" svg:y="14.593cm" svg:viewBox="0 0 250 997" draw:points="0,997 0,249 250,0 250,74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77" draw:display-name="Dashed (var) 3977" draw:style="rect" draw:dots1="1" draw:dots1-length="0.006cm" draw:dots2="1" draw:dots2-length="0.006cm" draw:distance="0.006cm"/>
    <draw:stroke-dash draw:name="Dashed_20__28_var_29__20_3979" draw:display-name="Dashed (var) 3979" draw:style="rect" draw:dots1="1" draw:dots1-length="0.006cm" draw:dots2="1" draw:dots2-length="0.006cm" draw:distance="0.006cm"/>
    <draw:stroke-dash draw:name="Dashed_20__28_var_29__20_3981" draw:display-name="Dashed (var) 398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47:11.026504650</meta:creation-date>
    <dc:date>2018-05-15T07:47:29.782259991</dc:date>
    <meta:editing-duration>PT19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